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orphans="2" fo:widows="2" fo:hyphenation-ladder-count="no-limit"/>
      <style:text-properties style:font-name="Liberation Serif" fo:font-size="12pt" fo:language="en" fo:country="US" style:text-underline-style="none" style:letter-kerning="true" style:font-size-asian="12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orphans="2" fo:widows="2" fo:hyphenation-ladder-count="no-limit"/>
      <style:text-properties style:font-name="Liberation Serif" fo:font-size="12pt" fo:language="en" fo:country="US" style:text-underline-style="none" fo:font-weight="bold" style:letter-kerning="true" style:font-size-asian="12pt" style:font-weight-asian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orphans="2" fo:widows="2" fo:hyphenation-ladder-count="no-limit"/>
      <style:text-properties style:font-name="Liberation Serif" fo:font-size="12pt" fo:language="en" fo:country="US" style:text-underline-style="solid" style:text-underline-width="auto" style:text-underline-color="font-color" style:letter-kerning="true" style:font-size-asian="12pt" fo:hyphenate="false" fo:hyphenation-remain-char-count="2" fo:hyphenation-push-char-count="2" loext:hyphenation-no-caps="false"/>
    </style:style>
    <style:style style:name="P5" style:family="paragraph" style:parent-style-name="Standard">
      <style:text-properties style:font-name="Liberation Serif" fo:font-size="12pt" style:text-underline-style="solid" style:text-underline-width="auto" style:text-underline-color="font-color" officeooo:rsid="00066905" officeooo:paragraph-rsid="00066905"/>
    </style:style>
    <style:style style:name="P6" style:family="paragraph" style:parent-style-name="Standard">
      <style:text-properties style:font-name="Liberation Serif" fo:font-size="12pt" style:text-underline-style="none" officeooo:rsid="00066905" officeooo:paragraph-rsid="00066905"/>
    </style:style>
    <style:style style:name="P7" style:family="paragraph" style:parent-style-name="Standard">
      <style:text-properties style:font-name="Consolas" fo:font-size="10pt" fo:language="en" fo:country="US" style:text-underline-style="none" style:letter-kerning="false" style:font-size-asian="10pt"/>
    </style:style>
    <style:style style:name="P8" style:family="paragraph" style:parent-style-name="Standard">
      <style:text-properties style:font-name="Liberation Serif" fo:font-size="12pt" style:text-underline-style="none" officeooo:rsid="00066905"/>
    </style:style>
    <style:style style:name="T1" style:family="text">
      <style:text-properties style:font-name="Liberation Serif" fo:font-size="12pt" fo:language="en" fo:country="US" style:text-underline-style="solid" style:text-underline-width="auto" style:text-underline-color="font-color" style:letter-kerning="true" style:font-size-asian="12pt"/>
    </style:style>
    <style:style style:name="T2" style:family="text">
      <style:text-properties style:font-name="Liberation Serif" fo:font-size="12pt" fo:language="en" fo:country="US" style:text-underline-style="none" style:letter-kerning="true" style:font-size-asian="12pt"/>
    </style:style>
    <style:style style:name="T3" style:family="text">
      <style:text-properties style:font-name="Liberation Serif" fo:font-size="12pt" fo:language="zxx" fo:country="none" style:text-underline-style="none" style:letter-kerning="true" style:font-size-asian="12pt"/>
    </style:style>
    <style:style style:name="T4" style:family="text">
      <style:text-properties fo:color="#000080" loext:opacity="100%" style:font-name="Liberation Serif" fo:font-size="12pt" fo:language="zxx" fo:country="none" style:text-underline-style="solid" style:text-underline-width="auto" style:text-underline-color="font-color" style:letter-kerning="true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ow to make a change in existing site:</text:p>
      <text:p text:style-name="P2">- fork to my repo</text:p>
      <text:p text:style-name="P2">- git clone to local folder</text:p>
      <text:p text:style-name="P2">- make changes to local folder / git add . / git commit -m””</text:p>
      <text:p text:style-name="P2">- git push / git push -f origin master</text:p>
      <text:p text:style-name="P2">- make pull request</text:p>
      <text:p text:style-name="P2"/>
      <text:p text:style-name="P1"><text:span text:style-name="T2">- git remote add upstream </text:span><text:a xlink:type="simple" xlink:href="https://github.com/ValeLang/Site" text:style-name="Standard" text:visited-style-name="Standard"><text:span text:style-name="T3">https://github.com/ValeLang/Site</text:span></text:a></text:p>
      <text:p text:style-name="P2">- git remote -v</text:p>
      <text:p text:style-name="P2">-------------------------------- to sync with original</text:p>
      <text:p text:style-name="P7">git fetch upstream</text:p>
      <text:p text:style-name="P7">git branch -va</text:p>
      <text:p text:style-name="P7">git checkout master</text:p>
      <text:p text:style-name="P7">git merge upstream/master</text:p>
      <text:p text:style-name="P7">git push origin master <text:s text:c="2"/># update your own GitHub repo</text:p>
      <text:p text:style-name="P4"/>
      <text:p text:style-name="P1"><text:span text:style-name="T1">(from: </text:span><text:a xlink:type="simple" xlink:href="https://stackoverflow.com/questions/7244321/how-do-i-update-a-github-forked-repository" text:style-name="Standard" text:visited-style-name="Standard"><text:span text:style-name="T4">git - How do I update a GitHub forked repository? - Stack Overflow</text:span></text:a><text:span text:style-name="T2">)</text:span></text:p>
      <text:p text:style-name="P3">============================================================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7.2$Windows_X86_64 LibreOffice_project/8d71d29d553c0f7dcbfa38fbfda25ee34cce99a2</meta:generator>
    <dc:date>2022-08-18T14:16:56.651000000</dc:date>
    <meta:editing-duration>PT4H8M49S</meta:editing-duration>
    <meta:editing-cycles>5</meta:editing-cycles>
    <meta:document-statistic meta:table-count="0" meta:image-count="0" meta:object-count="0" meta:page-count="1" meta:paragraph-count="16" meta:word-count="98" meta:character-count="590" meta:non-whitespace-character-count="506"/>
  </office:meta>
</office:document-meta>
</file>